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50%" fo:text-align="start" style:justify-single-word="false"/>
    </style:style>
    <style:style style:name="P2" style:family="paragraph" style:parent-style-name="Standard">
      <style:paragraph-properties fo:margin-top="0cm" fo:margin-bottom="0.282cm" style:contextual-spacing="false" fo:line-height="15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282cm" style:contextual-spacing="false" fo:line-height="150%" fo:text-align="start" style:justify-single-word="false"/>
      <style:text-properties fo:color="#000000" style:font-name="Times New Roman" fo:font-size="11pt" fo:font-weight="normal" fo:background-color="transparent" style:font-name-asian="Times New Roman" style:font-name-complex="Times New Roman"/>
    </style:style>
    <style:style style:name="P4" style:family="paragraph" style:parent-style-name="Standard">
      <style:paragraph-properties fo:margin-top="0cm" fo:margin-bottom="0.282cm" style:contextual-spacing="false" fo:line-height="150%" fo:text-align="start" style:justify-single-word="false"/>
      <style:text-properties fo:color="#000000" style:font-name="Times New Roman" fo:font-size="11pt" fo:font-weight="normal" officeooo:paragraph-rsid="00024a3f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fo:color="#000000" style:font-name="Times New Roman" fo:font-size="11pt" fo:font-weight="bold" fo:background-color="transparent" style:font-name-asian="Times New Roman" style:font-name-complex="Times New Roman"/>
    </style:style>
    <style:style style:name="T2" style:family="text">
      <style:text-properties fo:color="#000000" style:font-name="Times New Roman" fo:font-size="11pt" fo:font-weight="bold" officeooo:rsid="00024a3f" fo:background-color="transparent" style:font-name-asian="Times New Roman" style:font-name-complex="Times New Roman"/>
    </style:style>
    <style:style style:name="T3" style:family="text">
      <style:text-properties fo:color="#000000" style:font-name="Times New Roman" fo:font-size="11pt" fo:font-weight="normal" fo:background-color="transparent" style:font-name-asian="Times New Roman" style:font-name-complex="Times New Roman"/>
    </style:style>
    <style:style style:name="T4" style:family="text">
      <style:text-properties fo:color="#000000" style:font-name="Times New Roman" fo:font-size="11pt" fo:font-weight="normal" officeooo:rsid="00024a3f" fo:background-color="transparent" style:font-name-asian="Times New Roman" style:font-name-complex="Times New Roman"/>
    </style:style>
    <style:style style:name="T5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6" style:family="text">
      <style:text-properties officeooo:rsid="00024a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luno</text:span><text:span text:style-name="T3">: </text:span><text:span text:style-name="T4">Wilker de Jesus Machado</text:span><text:span text:style-name="T3"><text:tab/><text:tab/><text:tab/><text:tab/></text:span><text:span text:style-name="T1">Data:</text:span><text:span text:style-name="T3"> 28/05/2013</text:span></text:p>
      <text:p text:style-name="P1"><text:span text:style-name="T1">Fase/Iteração:</text:span><text:span text:style-name="T3"> Primeira entrega<text:tab/><text:tab/></text:span><text:span text:style-name="T1">Esforço Total:</text:span><text:span text:style-name="T3"> </text:span><text:span text:style-name="T4">38</text:span><text:span text:style-name="T3"> Horas</text:span></text:p>
      <text:p text:style-name="P2"/>
      <text:p text:style-name="P1"><text:span text:style-name="T1">Atividade: </text:span><text:span text:style-name="T2">Definição da Arquitetura<text:tab/></text:span><text:span text:style-name="T3"><text:tab/></text:span><text:span text:style-name="T1">Esforço: </text:span><text:span text:style-name="T2">18 </text:span><text:span text:style-name="T1">Horas</text:span></text:p>
      <text:p text:style-name="P3">Descrição: <text:span text:style-name="T6">Estudo do problema e definição da arquitetura para solução do mesmo</text:span>.</text:p>
      <text:p text:style-name="P3">Produtos: <text:span text:style-name="T6">DAS-Arquitetura.odt</text:span>.</text:p>
      <text:p text:style-name="P3">Equipe: <text:span text:style-name="T6">Wilker de Jesus Machado e Raphael Rezende</text:span></text:p>
      <text:p text:style-name="P2"/>
      <text:p text:style-name="P1"><text:span text:style-name="T1">Atividade: </text:span><text:span text:style-name="T2">Criação do Projeto e Modularização do sistema</text:span><text:span text:style-name="T3"><text:tab/><text:tab/></text:span><text:span text:style-name="T1">Esforço: </text:span><text:span text:style-name="T2">20</text:span><text:span text:style-name="T1"> Horas</text:span></text:p>
      <text:p text:style-name="P3">Descrição: <text:span text:style-name="T6">Criação do projeto de desenvolvimento, e modularização do sistema com MAVEN.</text:span></text:p>
      <text:p text:style-name="P3">Produtos: <text:span text:style-name="T6">Pacotes de trabalho de desenvolvimento</text:span></text:p>
      <text:p text:style-name="P3">Equipe: <text:span text:style-name="T6">Wilker de Jesus Machado</text:span></text:p>
      <text:p text:style-name="P4">Artefato: <text:span text:style-name="T6">Desenvolvimento/avadoc-012013</text:span></text:p>
      <text:p text:style-name="P5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6T08:22:32.48</dc:date>
    <meta:editing-duration>P0D</meta:editing-duration>
    <meta:editing-cycles>1</meta:editing-cycles>
    <meta:generator>LibreOffice/3.6$Windows_x86 LibreOffice_project/58f22d5-270d05a-e2abed1-ea17a85-9b5702</meta:generator>
    <meta:document-statistic meta:table-count="0" meta:image-count="0" meta:object-count="0" meta:page-count="1" meta:paragraph-count="12" meta:word-count="79" meta:character-count="599" meta:non-whitespace-character-count="524"/>
  </office:meta>
</office:document-meta>
</file>